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0.552cm" table:align="left"/>
    </style:style>
    <style:style style:name="Table1.A" style:family="table-column">
      <style:table-column-properties style:column-width="8.07cm"/>
    </style:style>
    <style:style style:name="Table1.B" style:family="table-column">
      <style:table-column-properties style:column-width="2.48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roject Name:</text:span> Enhance User Profile Management</text:p>
      <text:p text:style-name="Text_20_body"><text:span text:style-name="Strong_20_Emphasis">Objective:</text:span> Improve user experience by revamping profile management features.</text:p>
      <text:p text:style-name="Text_20_body"><text:span text:style-name="Strong_20_Emphasis">Key Deliverables:</text:span></text:p>
      <text:list xml:id="list2275217471" text:style-name="L1">
        <text:list-item>
          <text:p text:style-name="P2">Updated user profile page</text:p>
        </text:list-item>
        <text:list-item>
          <text:p text:style-name="P2">Enhanced user settings interface</text:p>
        </text:list-item>
        <text:list-item>
          <text:p text:style-name="P1">Improved profile picture upload functionality</text:p>
        </text:list-item>
      </text:list>
      <text:p text:style-name="Text_20_body"><text:span text:style-name="Strong_20_Emphasis">Team:</text:span></text:p>
      <text:list xml:id="list923060614" text:style-name="L2">
        <text:list-item>
          <text:p text:style-name="P4">Product Owner: [Name]</text:p>
        </text:list-item>
        <text:list-item>
          <text:p text:style-name="P4">Scrum Master: [Name]</text:p>
        </text:list-item>
        <text:list-item>
          <text:p text:style-name="P3">Development Team: [List members]</text:p>
        </text:list-item>
      </text:list>
      <text:h text:style-name="Heading_20_3" text:outline-level="3">Sprint Backlog (for Sprint 1)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User Story (Prioritized)</text:p>
            </table:table-cell>
            <table:table-cell table:style-name="Table1.A1" office:value-type="string">
              <text:p text:style-name="Table_20_Heading">Story Points</text:p>
            </table:table-cell>
          </table:table-row>
        </table:table-header-rows>
        <table:table-row>
          <table:table-cell table:style-name="Table1.A1" office:value-type="string">
            <text:p text:style-name="Table_20_Contents">As a user, I can update my profile details.</text:p>
          </table:table-cell>
          <table:table-cell table:style-name="Table1.A1" office:value-type="string">
            <text:p text:style-name="Table_20_Contents">5</text:p>
          </table:table-cell>
        </table:table-row>
        <table:table-row>
          <table:table-cell table:style-name="Table1.A1" office:value-type="string">
            <text:p text:style-name="Table_20_Contents">As a user, I can upload a new profile picture.</text:p>
          </table:table-cell>
          <table:table-cell table:style-name="Table1.A1" office:value-type="string">
            <text:p text:style-name="Table_20_Contents">3</text:p>
          </table:table-cell>
        </table:table-row>
        <table:table-row>
          <table:table-cell table:style-name="Table1.A1" office:value-type="string">
            <text:p text:style-name="Table_20_Contents">As a user, I can view and edit privacy settings.</text:p>
          </table:table-cell>
          <table:table-cell table:style-name="Table1.A1" office:value-type="string">
            <text:p text:style-name="Table_20_Contents">8</text:p>
          </table:table-cell>
        </table:table-row>
      </table:table>
      <text:h text:style-name="Heading_20_3" text:outline-level="3">Prioritized List of User Stories (Product Backlog)</text:h>
      <text:list xml:id="list1466719316" text:style-name="L3">
        <text:list-item>
          <text:p text:style-name="P6">As a user, I can update my profile details. (5 SP)</text:p>
        </text:list-item>
        <text:list-item>
          <text:p text:style-name="P6">As a user, I can view and edit privacy settings. (8 SP)</text:p>
        </text:list-item>
        <text:list-item>
          <text:p text:style-name="P6">As a user, I can upload a new profile picture. (3 SP)</text:p>
        </text:list-item>
        <text:list-item>
          <text:p text:style-name="P6">As a user, I can link my social media accounts. (5 SP)</text:p>
        </text:list-item>
        <text:list-item>
          <text:p text:style-name="P6">As a user, I can view profile activity history. (5 SP)</text:p>
        </text:list-item>
        <text:list-item>
          <text:p text:style-name="P6">As a user, I can customize profile themes. (3 SP)</text:p>
        </text:list-item>
        <text:list-item>
          <text:p text:style-name="P5">As a user, I can add a short bio to my profile. (2 SP)</text:p>
        </text:list-item>
      </text:list>
      <text:h text:style-name="Heading_20_3" text:outline-level="3">Notes:</text:h>
      <text:list xml:id="list1674536366" text:style-name="L4">
        <text:list-item>
          <text:p text:style-name="P8"><text:span text:style-name="Strong_20_Emphasis">Sprint Duration:</text:span> 2 weeks</text:p>
        </text:list-item>
        <text:list-item>
          <text:p text:style-name="P8"><text:span text:style-name="Strong_20_Emphasis">Kickoff Date:</text:span> [Date]</text:p>
        </text:list-item>
        <text:list-item>
          <text:p text:style-name="P8"><text:span text:style-name="Strong_20_Emphasis">Review Date:</text:span> [Date]</text:p>
        </text:list-item>
        <text:list-item>
          <text:p text:style-name="P7"><text:span text:style-name="Strong_20_Emphasis">Retrospective Date:</text:span> [Date]</text:p>
        </text:list-item>
      </text:list>
      <text:h text:style-name="Heading_20_3" text:outline-level="3">Risks and Issues:</text:h>
      <text:list xml:id="list340153692" text:style-name="L5">
        <text:list-item>
          <text:p text:style-name="P10">Integration with existing database schema may require adjustments.</text:p>
        </text:list-item>
        <text:list-item>
          <text:p text:style-name="P9">User acceptance testing may uncover additional requirements.</text:p>
        </text:list-item>
      </text:list>
      <text:h text:style-name="Heading_20_3" text:outline-level="3">Dependencies:</text:h>
      <text:list xml:id="list3658270460" text:style-name="L6">
        <text:list-item>
          <text:p text:style-name="P12">Design mockups need approval by [Date].</text:p>
        </text:list-item>
        <text:list-item>
          <text:p text:style-name="P11">Backend API changes should be completed by [Date].</text:p>
        </text:list-item>
      </text:list>
      <text:h text:style-name="Heading_20_3" text:outline-level="3"><text:soft-page-break/>Sprint Goal:</text:h>
      <text:p text:style-name="Text_20_body">Deliver updated profile management features including profile details update, privacy settings, and profile picture upload by the end of Sprint 1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6T18:09:03.852660674</meta:creation-date>
    <dc:date>2024-06-16T18:09:51.717022357</dc:date>
    <meta:editing-duration>PT49S</meta:editing-duration>
    <meta:editing-cycles>1</meta:editing-cycles>
    <meta:document-statistic meta:table-count="1" meta:image-count="0" meta:object-count="0" meta:page-count="2" meta:paragraph-count="40" meta:word-count="263" meta:character-count="1468" meta:non-whitespace-character-count="1266"/>
    <meta:generator>LibreOffice/7.3.7.2$Linux_X86_64 LibreOffice_project/30$Build-2</meta:generator>
  </office:meta>
</office:document-meta>
</file>